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f1a0f"/>
    </style:style>
    <style:style style:name="T1" style:family="text">
      <style:text-properties officeooo:rsid="000f1a0f"/>
    </style:style>
    <style:style style:name="T2" style:family="text">
      <style:text-properties fo:font-weight="bold" officeooo:rsid="000f1a0f" style:font-weight-asian="bold" style:font-weight-complex="bold"/>
    </style:style>
    <style:style style:name="T3" style:family="text">
      <style:text-properties officeooo:rsid="0010bea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Proposition de pitch pour « HACKERS » </text:span><text:span text:style-name="T1">(le résumé de commercialisation de ton œuvre)</text:span></text:p>
      <text:p text:style-name="P1"/>
      <text:p text:style-name="Standard">2143. Les révolutions numériques successives et la robotisation du travail ont fait des espaces virtuels les centres névralgiques de la vie humaine. Les identifiants ont remplacés les patronymes dans la plupart des rapports humain ; le fichage est la norme universelle.</text:p>
      <text:p text:style-name="Standard"><text:tab/>Multinationale tentaculaire, la C.R.I.N.M (Compagnie de référencement de l’identité numérique et médiatique) s’est appropriée le marché de l’immatriculation. Les titres auparavant sécurisés par les États le sont désormais par la C.R.I.N.M qui ne se prive pas d’utiliser ce formidable moyen de pression pour faire des profits hors de tout contrôle…</text:p>
      <text:p text:style-name="Standard"><text:tab/>Un groupe <text:span text:style-name="T3">révolutionnaire</text:span>, les H.A.C.K.E.R.s (Héritiers Anonyme de la Culture Kanti<text:span text:style-name="T3">enne</text:span>, Éthique et Révolutionnaire) on fait de la C.R.I.N.M leur cible principale et recrutent pour lutter contre elle pirates du web, cyberpunks, geeks hacktivistes… et maintenant vous, Cilianelle Critéfigi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8T11:36:47.507000000</meta:creation-date>
    <dc:date>2019-12-28T11:42:04.254000000</dc:date>
    <meta:editing-duration>PT5M16S</meta:editing-duration>
    <meta:editing-cycles>2</meta:editing-cycles>
    <meta:generator>LibreOffice/6.1.3.2$Windows_X86_64 LibreOffice_project/86daf60bf00efa86ad547e59e09d6bb77c699acb</meta:generator>
    <meta:document-statistic meta:table-count="0" meta:image-count="0" meta:object-count="0" meta:page-count="1" meta:paragraph-count="4" meta:word-count="144" meta:character-count="992" meta:non-whitespace-character-count="850"/>
  </office:meta>
</office:document-meta>
</file>